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99ff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4.9cm" svg:x="6.1cm" svg:y="2.4cm">
          <text:p text:style-name="P1">?????????????????</text:p>
          <text:p text:style-name="P1">?????????????????</text:p>
          <text:p text:style-name="P1">?????????????????</text:p>
          <text:p text:style-name="P1">?????????????????</text:p>
          <text:p text:style-name="P1">?????????????????</text:p>
          <text:p text:style-name="P1">?????????????????</text:p>
          <text:p text:style-name="P1">?????????????????</text:p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2cm" svg:height="2cm" svg:x="6.899cm" svg:y="5.499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2" draw:layer="layout" svg:width="1.4cm" svg:height="1.4cm" svg:x="7.199cm" svg:y="4.1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2" draw:layer="layout" svg:width="1.9cm" svg:height="0.2cm" svg:x="9.599cm" svg:y="5.499cm">
              <text:p text:style-name="P2"><text:s/></text:p>
              <draw:enhanced-geometry svg:viewBox="0 0 21600 21600" draw:mirror-vertical="true" draw:glue-points="?f6 10800 10800 21600 ?f5 10800 10800 0" draw:text-areas="?f3 ?f3 ?f4 ?f4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" draw:text-style-name="P2" draw:layer="layout" svg:width="2.3cm" svg:height="2.3cm" svg:x="9.399cm" svg:y="3.1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1.9cm" svg:height="1.9cm" svg:x="9.599cm" svg:y="3.399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7" draw:text-style-name="P2" draw:layer="layout" svg:width="2.413cm" svg:height="1.401cm" draw:transform="rotate (-3.14159265358979) translate (11.299cm 6.499cm)" svg:viewBox="0 0 2414 1402" svg:d="m2414 0h-2201l214 701h1774zm-213 701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7" draw:text-style-name="P2" draw:layer="layout" svg:width="1.931cm" svg:height="1.001cm" draw:transform="rotate (-3.14159265358979) translate (11.099cm 6.399cm)" svg:viewBox="0 0 1932 1002" svg:d="m1932 0h-1800l131 501h1538zm-131 501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8" draw:text-style-name="P2" draw:layer="layout" svg:x1="9.598cm" svg:y1="5.899cm" svg:x2="9.498cm" svg:y2="6.399cm">
              <text:p/>
            </draw:line>
            <draw:line draw:style-name="gr8" draw:text-style-name="P2" draw:layer="layout" svg:x1="9.798cm" svg:y1="5.899cm" svg:x2="9.698cm" svg:y2="6.399cm">
              <text:p/>
            </draw:line>
            <draw:line draw:style-name="gr8" draw:text-style-name="P2" draw:layer="layout" svg:x1="9.998cm" svg:y1="5.899cm" svg:x2="9.898cm" svg:y2="6.399cm">
              <text:p/>
            </draw:line>
            <draw:line draw:style-name="gr8" draw:text-style-name="P2" draw:layer="layout" svg:x1="10.098cm" svg:y1="5.899cm" svg:x2="10.098cm" svg:y2="6.399cm">
              <text:p/>
            </draw:line>
            <draw:line draw:style-name="gr8" draw:text-style-name="P2" draw:layer="layout" svg:x1="10.297cm" svg:y1="5.898cm" svg:x2="10.297cm" svg:y2="6.398cm">
              <text:p/>
            </draw:line>
            <draw:line draw:style-name="gr8" draw:text-style-name="P2" draw:layer="layout" svg:x1="10.398cm" svg:y1="5.899cm" svg:x2="10.498cm" svg:y2="6.399cm">
              <text:p/>
            </draw:line>
            <draw:line draw:style-name="gr8" draw:text-style-name="P2" draw:layer="layout" svg:x1="10.598cm" svg:y1="5.899cm" svg:x2="10.698cm" svg:y2="6.399cm">
              <text:p/>
            </draw:line>
            <draw:line draw:style-name="gr8" draw:text-style-name="P2" draw:layer="layout" svg:x1="10.798cm" svg:y1="5.899cm" svg:x2="10.898cm" svg:y2="6.399cm">
              <text:p/>
            </draw:line>
            <draw:line draw:style-name="gr8" draw:text-style-name="P2" draw:layer="layout" svg:x1="9.398cm" svg:y1="5.999cm" svg:x2="10.998cm" svg:y2="5.999cm">
              <text:p/>
            </draw:line>
            <draw:line draw:style-name="gr8" draw:text-style-name="P2" draw:layer="layout" svg:x1="9.397cm" svg:y1="6.098cm" svg:x2="10.997cm" svg:y2="6.098cm">
              <text:p/>
            </draw:line>
            <draw:line draw:style-name="gr8" draw:text-style-name="P2" draw:layer="layout" svg:x1="9.396cm" svg:y1="6.197cm" svg:x2="10.998cm" svg:y2="6.199cm">
              <text:p/>
            </draw:line>
            <draw:line draw:style-name="gr8" draw:text-style-name="P2" draw:layer="layout" svg:x1="9.298cm" svg:y1="6.299cm" svg:x2="11.098cm" svg:y2="6.299cm">
              <text:p/>
            </draw:line>
          </draw:g>
          <draw:custom-shape draw:style-name="gr9" draw:text-style-name="P2" draw:layer="layout" svg:width="0.3cm" svg:height="0.4cm" svg:x="11.399cm" svg:y="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Murray</meta:initial-creator>
    <meta:creation-date>2013-03-11T15:10:10</meta:creation-date>
    <dc:date>2013-03-11T15:18:11</dc:date>
    <dc:creator>Luke Murray</dc:creator>
    <meta:editing-duration>P0D</meta:editing-duration>
    <meta:editing-cycles>1</meta:editing-cycles>
    <meta:document-statistic meta:object-count="25"/>
    <meta:generator>LibreOffice/3.5$Linux_x86 LibreOffice_project/350m1$Build-2</meta:generator>
  </office:meta>
</office:document-meta>
</file>